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´OXA GUETIZ COMPANY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85365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341968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GÜERO ORTIZ, JHONNATAN CARLO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214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341968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85365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37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7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10/2021</text:p>
          </table:table-cell>
          <table:table-cell table:style-name="Tabla2.A3" office:value-type="string">
            <text:p text:style-name="P22">38624801</text:p>
          </table:table-cell>
          <table:table-cell table:style-name="Tabla2.D3" office:value-type="string">
            <text:p text:style-name="P23">37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4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2:39:5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